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officeooo:rsid="00100fae" officeooo:paragraph-rsid="00100fae"/>
    </style:style>
    <style:style style:name="P2" style:family="paragraph" style:parent-style-name="Standard">
      <style:paragraph-properties fo:text-align="center" style:justify-single-word="false"/>
      <style:text-properties fo:font-size="32pt" style:text-underline-style="none" fo:font-weight="bold" officeooo:rsid="00100fae" officeooo:paragraph-rsid="00100fae" style:font-size-asian="32pt" style:font-weight-asian="bold" style:font-size-complex="32pt" style:font-weight-complex="bold"/>
    </style:style>
    <style:style style:name="P3" style:family="paragraph" style:parent-style-name="Standard">
      <style:paragraph-properties fo:text-align="start" style:justify-single-word="false"/>
      <style:text-properties fo:font-size="14pt" style:text-underline-style="none" officeooo:rsid="00100fae" officeooo:paragraph-rsid="00100fae" style:font-size-asian="14pt" style:font-size-complex="14pt"/>
    </style:style>
    <style:style style:name="P4" style:family="paragraph" style:parent-style-name="Standard">
      <style:paragraph-properties fo:text-align="start" style:justify-single-word="false"/>
      <style:text-properties fo:font-size="14pt" style:text-underline-style="none" officeooo:rsid="00100fae" officeooo:paragraph-rsid="0015de4c" style:font-size-asian="14pt" style:font-size-complex="14pt"/>
    </style:style>
    <style:style style:name="P5" style:family="paragraph" style:parent-style-name="Standard">
      <style:paragraph-properties fo:text-align="start" style:justify-single-word="false"/>
      <style:text-properties fo:font-size="14pt" style:text-underline-style="none" officeooo:rsid="0015de4c" officeooo:paragraph-rsid="0015de4c" style:font-size-asian="14pt" style:font-size-complex="14pt"/>
    </style:style>
    <style:style style:name="P6" style:family="paragraph" style:parent-style-name="Standard">
      <style:paragraph-properties fo:text-align="start" style:justify-single-word="false"/>
      <style:text-properties fo:font-size="14pt" style:text-underline-style="none" officeooo:rsid="00108b69" officeooo:paragraph-rsid="00108b69" style:font-size-asian="14pt" style:font-size-complex="14pt"/>
    </style:style>
    <style:style style:name="P7" style:family="paragraph" style:parent-style-name="Standard">
      <style:paragraph-properties fo:text-align="start" style:justify-single-word="false"/>
      <style:text-properties fo:font-size="14pt" style:text-underline-style="none" officeooo:rsid="001212fd" officeooo:paragraph-rsid="001212fd" style:font-size-asian="14pt" style:font-size-complex="14pt"/>
    </style:style>
    <style:style style:name="P8" style:family="paragraph" style:parent-style-name="Standard">
      <style:paragraph-properties fo:text-align="start" style:justify-single-word="false"/>
      <style:text-properties fo:font-size="14pt" style:text-underline-style="none" officeooo:rsid="0012fc86" officeooo:paragraph-rsid="0012fc86" style:font-size-asian="14pt" style:font-size-complex="14pt"/>
    </style:style>
    <style:style style:name="P9" style:family="paragraph" style:parent-style-name="Standard">
      <style:paragraph-properties fo:text-align="start" style:justify-single-word="false"/>
      <style:text-properties fo:font-size="14pt" style:text-underline-style="none" officeooo:rsid="0015de4c" officeooo:paragraph-rsid="0015de4c" style:font-size-asian="14pt" style:font-size-complex="14pt"/>
    </style:style>
    <style:style style:name="T1" style:family="text">
      <style:text-properties officeooo:rsid="00108b69"/>
    </style:style>
    <style:style style:name="T2" style:family="text">
      <style:text-properties officeooo:rsid="001212fd"/>
    </style:style>
    <style:style style:name="T3" style:family="text">
      <style:text-properties officeooo:rsid="0012fc86"/>
    </style:style>
    <style:style style:name="T4" style:family="text">
      <style:text-properties officeooo:rsid="0015de4c"/>
    </style:style>
    <style:style style:name="T5" style:family="text">
      <style:text-properties officeooo:rsid="0016da79"/>
    </style:style>
    <style:style style:name="T6" style:family="text">
      <style:text-properties officeooo:rsid="001776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gramator</text:p>
      <text:p text:style-name="P1"/>
      <text:p text:style-name="P3"/>
      <text:p text:style-name="P4">Imi doresc sa devin programator deoarece aceasta meseri<text:span text:style-name="T1">e creste pe zi ce trece </text:span><text:span text:style-name="T4">si inca de mic foloseam calculatoare. </text:span></text:p>
      <text:p text:style-name="P5">De la 12 ani am inceput sa invat programare si in prezent ma axez pe acelasi lucru. Meseria la care eu sunt cel mai experimentat este programatul si nu am de gand sa ma las de aceasta meserie.</text:p>
      <text:p text:style-name="P6"/>
      <text:p text:style-name="P6">Lumea este din ce in ce mai futuristica si se axeaza pe device-uri programabile in viata de zi cu zi. Una din cele mai importante lucruri in momentul de fata sunt bancile tranzactionare online, datorita banilor. </text:p>
      <text:p text:style-name="P6"/>
      <text:p text:style-name="P6">Pe langa faptul ca bancile online trebuie programate, acestea trebuie si intretinute, necesitand un numar mare de programatori experimentati.</text:p>
      <text:p text:style-name="P6"/>
      <text:p text:style-name="P6">De asemenea orice organizatie cu servicii online trebuie mentinuta de programtori, aceste organizatii crescand din ce in ce mai mult pe zi ce trece.</text:p>
      <text:p text:style-name="P6"/>
      <text:p text:style-name="P6">Numarul de angajati al meta, fosta companie facebook este de 58000, Activision 10000, paysafe cu 3400, google cu 150000, <text:span text:style-name="T2">microsoft cu 181000 s.a.</text:span></text:p>
      <text:p text:style-name="P6"/>
      <text:p text:style-name="P7">Conform protv, numarul de companii producatoare <text:span text:style-name="T3">de jocuri video din </text:span><text:span text:style-name="T6">R</text:span><text:span text:style-name="T3">omania cresc considerabil cu 35% fata de 2021. Companii internationale importante precum EA au inceput sa se stabileasca si in Romania conform romanialibera.ro.</text:span></text:p>
      <text:p text:style-name="P7"/>
      <text:p text:style-name="P8">Numarul de websiteuri cresc foarte mult, cantitatea de date este enorma si inca continua sa creasca, avand nevoie de o solutie pentru o depozitare eficienta.</text:p>
      <text:p text:style-name="P8"/>
      <text:p text:style-name="P5">In concluzie, meseria de programator este foarte cautata in momentul de fata si ma astept sa fie si mai cautata in viitor, <text:span text:style-name="T5">facand aceasta meserie una stabila si banoas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31T09:01:10.292113354</meta:creation-date>
    <dc:date>2022-02-07T10:31:09.943495484</dc:date>
    <meta:editing-duration>PT19M59S</meta:editing-duration>
    <meta:editing-cycles>7</meta:editing-cycles>
    <meta:generator>LibreOffice/7.2.5.2.0$Linux_X86_64 LibreOffice_project/20$Build-2</meta:generator>
    <meta:document-statistic meta:table-count="0" meta:image-count="0" meta:object-count="0" meta:page-count="1" meta:paragraph-count="10" meta:word-count="247" meta:character-count="1521" meta:non-whitespace-character-count="1282"/>
  </office:meta>
</office:document-meta>
</file>